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0f7" officeooo:paragraph-rsid="001110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hrase de test pour construction de la fonction question 1 :</text:p>
      <text:p text:style-name="P1"/>
      <text:p text:style-name="P1">s = "Les etrois tris, lys trois gros, les troisx roi.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2:12:02.731449132</meta:creation-date>
    <dc:date>2021-05-11T14:01:23.152335642</dc:date>
    <meta:editing-duration>PT1H39M10S</meta:editing-duration>
    <meta:editing-cycles>1</meta:editing-cycles>
    <meta:document-statistic meta:table-count="0" meta:image-count="0" meta:object-count="0" meta:page-count="1" meta:paragraph-count="2" meta:word-count="22" meta:character-count="114" meta:non-whitespace-character-count="94"/>
    <meta:generator>LibreOffice/6.0.7.3$Linux_X86_64 LibreOffice_project/00m0$Build-3</meta:generator>
  </office:meta>
</office:document-meta>
</file>